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éveloppeurs" style:family="table">
      <style:table-properties style:width="17cm" table:align="margins"/>
    </style:style>
    <style:style style:name="Développeurs.A" style:family="table-column">
      <style:table-column-properties style:column-width="8.5cm" style:rel-column-width="32767*"/>
    </style:style>
    <style:style style:name="Développeurs.B" style:family="table-column">
      <style:table-column-properties style:column-width="8.5cm" style:rel-column-width="32768*"/>
    </style:style>
    <style:style style:name="Développeu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éveloppeur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éveloppeu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éveloppeur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cm" table:align="margins"/>
    </style:style>
    <style:style style:name="Description.A" style:family="table-column">
      <style:table-column-properties style:column-width="17cm" style:rel-column-width="65535*"/>
    </style:style>
    <style:style style:name="Description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plications" style:family="table">
      <style:table-properties style:width="17cm" table:align="margins"/>
    </style:style>
    <style:style style:name="Explications.A" style:family="table-column">
      <style:table-column-properties style:column-width="17cm" style:rel-column-width="65535*"/>
    </style:style>
    <style:style style:name="Explication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plication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 style:may-break-between-rows="true" table:border-model="collapsing"/>
    </style:style>
    <style:style style:name="Tableau3.A" style:family="table-column">
      <style:table-column-properties style:column-width="9.393cm"/>
    </style:style>
    <style:style style:name="Tableau3.B" style:family="table-column">
      <style:table-column-properties style:column-width="7.62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row-height="1.401cm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style:row-height="1.401cm" fo:keep-together="auto"/>
    </style:style>
    <style:style style:name="Tableau3.7" style:family="table-row">
      <style:table-row-properties style:min-row-height="1.92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text-properties officeooo:paragraph-rsid="00055c58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d3cdf"/>
    </style:style>
    <style:style style:name="P8" style:family="paragraph" style:parent-style-name="Standard">
      <style:paragraph-properties fo:text-align="start" style:justify-single-word="false"/>
      <style:text-properties officeooo:paragraph-rsid="000595d0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d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0385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officeooo:rsid="0012fb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ini-projet LU2IN002 - 2020-2021</text:h>
      <table:table table:name="Développeurs" table:style-name="Développeurs" table:template-name="Style par défaut">
        <table:table-column table:style-name="Développeurs.A"/>
        <table:table-column table:style-name="Développeurs.B"/>
        <table:table-row>
          <table:table-cell table:style-name="Développeurs.A1" office:value-type="string">
            <text:p text:style-name="P11"><text:span text:style-name="T1">Nom :</text:span> <text:span text:style-name="T4">LI</text:span></text:p>
          </table:table-cell>
          <table:table-cell table:style-name="Développeurs.B1" office:value-type="string">
            <text:p text:style-name="P11"><text:span text:style-name="T1">Nom :</text:span> </text:p>
          </table:table-cell>
        </table:table-row>
        <table:table-row>
          <table:table-cell table:style-name="Développeurs.A2" office:value-type="string">
            <text:p text:style-name="P11"><text:span text:style-name="T1">Prénom :</text:span> <text:span text:style-name="T4">Junji</text:span></text:p>
          </table:table-cell>
          <table:table-cell table:style-name="Développeurs.B2" office:value-type="string">
            <text:p text:style-name="P14">Prénom : </text:p>
          </table:table-cell>
        </table:table-row>
        <table:table-row>
          <table:table-cell table:style-name="Développeurs.A2" office:value-type="string">
            <text:p text:style-name="P11"><text:span text:style-name="T1">N° étudiant :</text:span> <text:span text:style-name="T4">28610187</text:span></text:p>
          </table:table-cell>
          <table:table-cell table:style-name="Développeurs.B2" office:value-type="string">
            <text:p text:style-name="P11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 table:protected="true">
            <text:p text:style-name="P3">Thème de simulation choisi (en 2 lignes max.)</text:p>
          </table:table-cell>
        </table:table-row>
        <table:table-row>
          <table:table-cell table:style-name="Thème.A2" office:value-type="string">
            <text:p text:style-name="P12"/>
            <text:p text:style-name="P9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 table:protected="true">
            <text:p text:style-name="P3">Description des classes et de leur rôle dans la simulation (2 lignes max par classe)</text:p>
          </table:table-cell>
        </table:table-row>
        <table:table-row>
          <table:table-cell table:style-name="Description.A2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"/>
      <table:table table:name="Explications" table:style-name="Explications" table:template-name="Style par défaut">
        <table:table-column table:style-name="Explications.A"/>
        <table:table-row>
          <table:table-cell table:style-name="Explications.A1" office:value-type="string">
            <text:p text:style-name="P8"><text:span text:style-name="T2">Décrire, dans les grandes lignes, ce qui se passe durant la</text:span><text:span text:style-name="T3"> simulation (max. </text:span><text:span text:style-name="T2">5-6</text:span><text:span text:style-name="T3"> lignes)</text:span></text:p>
          </table:table-cell>
        </table:table-row>
        <table:table-row>
          <table:table-cell table:style-name="Explications.A2" office:value-type="string">
            <text:p text:style-name="P12"/>
            <text:p text:style-name="P10"/>
            <text:p text:style-name="P10"/>
            <text:p text:style-name="P9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8"><text:span text:style-name="T3">Schéma UML fournisseur des classes </text:span><text:span text:style-name="T2">(dessin “à la main” scanné ou photo acceptés)</text:span></text:p>
          </table:table-cell>
        </table:table-row>
        <table:table-row>
          <table:table-cell table:style-name="Tableau1.A2" office:value-type="string">
            <text:p text:style-name="P12"/>
            <text:p text:style-name="P13"/>
            <text:p text:style-name="P9"/>
          </table:table-cell>
        </table:table-row>
      </table:table>
      <text:p text:style-name="P2"/>
      <table:table table:name="Tableau3" table:style-name="Tableau3" table:template-name="Style par défaut">
        <table:table-column table:style-name="Tableau3.A"/>
        <table:table-column table:style-name="Tableau3.B"/>
        <table:table-row>
          <table:table-cell table:style-name="Tableau3.A1" office:value-type="string">
            <text:p text:style-name="P15">Checklist des contraintes prises en compte:</text:p>
          </table:table-cell>
          <table:table-cell table:style-name="Tableau3.B1" office:value-type="string">
            <text:p text:style-name="P15">Nom(s) des classe(s) correspondante(s)</text:p>
          </table:table-cell>
        </table:table-row>
        <table:table-row table:style-name="Tableau3.2">
          <table:table-cell table:style-name="Tableau3.A2" office:value-type="string">
            <text:p text:style-name="P5">Classe contenant un tableau ou une liste d'objets</text:p>
          </table:table-cell>
          <table:table-cell table:style-name="Tableau3.B2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5">Classe statique contenant que des méthodes statiques</text:p>
          </table:table-cell>
          <table:table-cell table:style-name="Tableau3.B2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6">Héritage</text:p>
          </table:table-cell>
          <table:table-cell table:style-name="Tableau3.B2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5">Classe avec composition</text:p>
          </table:table-cell>
          <table:table-cell table:style-name="Tableau3.B2" office:value-type="string">
            <text:p text:style-name="P9"/>
          </table:table-cell>
        </table:table-row>
        <table:table-row table:style-name="Tableau3.6">
          <table:table-cell table:style-name="Tableau3.A2" office:value-type="string">
            <text:p text:style-name="P6">Classe avec un constructeur par copie ou clone()</text:p>
          </table:table-cell>
          <table:table-cell table:style-name="Tableau3.B2" office:value-type="string">
            <text:p text:style-name="P9"/>
          </table:table-cell>
        </table:table-row>
        <table:table-row table:style-name="Tableau3.7">
          <table:table-cell table:style-name="Tableau3.A2" office:value-type="string">
            <text:p text:style-name="P6">Noms des classes créées (entre 4 et 10 classes)</text:p>
          </table:table-cell>
          <table:table-cell table:style-name="Tableau3.B2" office:value-type="string">
            <text:p text:style-name="P9"/>
          </table:table-cell>
        </table:table-row>
      </table:table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Copier / coller de vos classes à partir d'ici :</text:p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11-16T18:24:00.649412709</dc:date>
    <meta:editing-duration>PT2H26M13S</meta:editing-duration>
    <meta:editing-cycles>17</meta:editing-cycles>
    <meta:document-statistic meta:table-count="7" meta:image-count="0" meta:object-count="0" meta:page-count="2" meta:paragraph-count="20" meta:word-count="128" meta:character-count="757" meta:non-whitespace-character-count="646"/>
  </office:meta>
</office:document-meta>
</file>